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  <style:font-face style:name="system-ui" svg:font-family="system-ui, apple-system, BlinkMacSystemFont, 'Segoe UI', Roboto, Helvetica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style:line-height-at-least="0.25in" fo:text-indent="0in" style:auto-text-indent="fals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25in" fo:text-indent="0in" style:auto-text-indent="false"/>
      <style:text-properties fo:font-variant="normal" fo:text-transform="none" fo:color="#000000" loext:opacity="100%" style:font-name="monospace" fo:font-size="12pt" fo:font-style="normal" fo:font-weight="normal" fo:background-color="transparent" loext:padding="0in" loext:border="none"/>
    </style:style>
    <style:style style:name="P4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in" style:contextual-spacing="false" style:line-height-at-least="0.25in" fo:text-indent="0in" style:auto-text-indent="false" fo:background-color="#000000"/>
    </style:style>
    <style:style style:name="P5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in" style:contextual-spacing="false" style:line-height-at-least="0.25in" fo:text-indent="0in" style:auto-text-indent="false" fo:background-color="#000000"/>
      <style:text-properties fo:color="#ffffff" loext:opacity="100%" fo:background-color="transparent"/>
    </style:style>
    <style:style style:name="P6" style:family="paragraph" style:parent-style-name="Text_20_body">
      <style:paragraph-properties fo:margin-left="0in" fo:margin-right="0in" fo:margin-top="0.1252in" fo:margin-bottom="0in" style:contextual-spacing="false" style:line-height-at-least="0.25in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/>
      <style:text-properties fo:font-variant="normal" fo:text-transform="none" fo:color="#000000" loext:opacity="100%" style:font-name="system-ui" fo:font-size="9pt" fo:font-style="normal" fo:font-weight="normal" fo:background-color="transparent" loext:padding="0in" loext:border="none"/>
    </style:style>
    <style:style style:name="P9" style:family="paragraph" style:parent-style-name="Text_20_body">
      <style:paragraph-properties fo:margin-left="0in" fo:margin-right="0in" style:line-height-at-least="0.25in" fo:text-indent="0in" style:auto-text-indent="fals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1" style:family="paragraph" style:parent-style-name="Heading_20_3">
      <style:paragraph-properties fo:margin-left="0in" fo:margin-right="0in" fo:margin-top="0.1665in" fo:margin-bottom="0in" style:contextual-spacing="false" style:line-height-at-least="0.2709in" fo:text-indent="0in" style:auto-text-indent="false"/>
    </style:style>
    <style:style style:name="P12" style:family="paragraph" style:parent-style-name="Text_20_body" style:list-style-name="L2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4" style:family="paragraph" style:parent-style-name="Text_20_body" style:list-style-name="L3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5" style:family="paragraph" style:parent-style-name="Text_20_body" style:list-style-name="L4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6" style:family="paragraph" style:parent-style-name="Text_20_body">
      <style:paragraph-properties fo:margin-left="0in" fo:margin-right="0in" fo:margin-top="0.1252in" fo:margin-bottom="0in" style:contextual-spacing="false" style:line-height-at-least="0.25in" fo:text-indent="0in" style:auto-text-indent="fals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17" style:family="paragraph" style:parent-style-name="Text_20_body" style:list-style-name="L5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19" style:family="paragraph" style:parent-style-name="Text_20_body" style:list-style-name="L6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20" style:family="paragraph" style:parent-style-name="Text_20_body" style:list-style-name="L6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21" style:family="paragraph" style:parent-style-name="Text_20_body" style:list-style-name="L7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22" style:family="paragraph" style:parent-style-name="Text_20_body" style:list-style-name="L7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</style:style>
    <style:style style:name="P23" style:family="paragraph" style:parent-style-name="Text_20_body" style:list-style-name="L8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24" style:family="paragraph" style:parent-style-name="Text_20_body" style:list-style-name="L9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25" style:family="paragraph" style:parent-style-name="Text_20_body" style:list-style-name="L10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26" style:family="paragraph" style:parent-style-name="Text_20_body" style:list-style-name="L11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27" style:family="paragraph" style:parent-style-name="Text_20_body" style:list-style-name="L12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system-ui" fo:font-size="12pt" fo:font-style="normal" fo:font-weight="normal" fo:background-color="transparent" loext:padding="0in" loext:border="none"/>
    </style:style>
    <style:style style:name="P28" style:family="paragraph" style:parent-style-name="Preformatted_20_Text" style:list-style-name="L12">
      <style:paragraph-properties fo:margin-left="0in" fo:margin-right="0in" fo:margin-top="0.1252in" fo:margin-bottom="0in" style:contextual-spacing="false" style:line-height-at-least="0.25in" fo:text-indent="0in" style:auto-text-indent="false" fo:padding="0in" fo:border="none"/>
      <style:text-properties fo:font-variant="normal" fo:text-transform="none" fo:color="#000000" loext:opacity="100%" style:font-name="monospace" fo:font-size="12pt" fo:font-style="normal" fo:font-weight="normal" fo:background-color="transparent" loext:padding="0in" loext:border="none"/>
    </style:style>
    <style:style style:name="P29" style:family="paragraph" style:parent-style-name="Preformatted_20_Text" style:list-style-name="L12">
      <loext:graphic-properties draw:fill="solid" draw:fill-color="#000000" draw:opacity="100%"/>
      <style:paragraph-properties fo:margin-left="0in" fo:margin-right="0in" fo:margin-top="0in" fo:margin-bottom="0in" style:contextual-spacing="false" style:line-height-at-least="0.25in" fo:text-indent="0in" style:auto-text-indent="false" fo:background-color="#000000" fo:padding="0in" fo:border="none"/>
    </style:style>
    <style:style style:name="P30" style:family="paragraph" style:parent-style-name="Text_20_body" style:list-style-name="L12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style:line-height-at-least="0.1874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system-ui" fo:font-size="9pt" fo:letter-spacing="normal" fo:font-style="normal" fo:font-weight="normal" fo:background-color="transparent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/>
      <style:text-properties fo:color="#000000" loext:opacity="100%" fo:background-color="transparent"/>
    </style:style>
    <style:style style:name="P33" style:family="paragraph" style:parent-style-name="Standard">
      <style:text-properties fo:color="#000000" loext:opacity="100%" fo:background-color="transparent"/>
    </style:style>
    <style:style style:name="T1" style:family="text">
      <style:text-properties fo:font-variant="normal" fo:text-transform="none" fo:color="#000000" loext:opacity="100%" style:font-name="system-ui" fo:font-size="12pt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loext:opacity="100%" style:font-name="monospace" fo:font-size="12pt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ffffff" loext:opacity="100%" style:font-name="monospace" fo:font-size="12pt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ffffff" loext:opacity="100%" fo:background-color="transparent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system-ui" fo:font-size="12pt" fo:font-style="normal" fo:font-weight="bold" fo:background-color="transparent" loext:char-shading-value="0" loext:padding="0in" loext:border="none"/>
    </style:style>
    <style:style style:name="T6" style:family="text">
      <style:text-properties fo:font-variant="normal" fo:text-transform="none" fo:color="#000000" loext:opacity="100%" style:font-name="system-ui" fo:font-size="15pt" fo:font-style="normal" fo:font-weight="bold" fo:background-color="transparent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monospace" fo:font-size="12pt" fo:font-style="normal" fo:font-weight="bold" fo:background-color="transparent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generate me a working /etc/network/interfaces configuration file for using with lxc containers</text:p>
      <text:p text:style-name="P2"><text:span text:style-name="T1">Here's a working </text:span><text:span text:style-name="Source_20_Text"><text:span text:style-name="T2">/etc/network/interfaces</text:span></text:span><text:span text:style-name="T1"> configuration for LXC containers:</text:span></text:p>
      <text:p text:style-name="P3">text</text:p>
      <text:p text:style-name="P3">Copy</text:p>
      <text:p text:style-name="P4"><text:span text:style-name="Source_20_Text"><text:span text:style-name="T3"># Loopback interface</text:span></text:span></text:p>
      <text:p text:style-name="P4"><text:span text:style-name="Source_20_Text"><text:span text:style-name="T3">auto lo</text:span></text:span></text:p>
      <text:p text:style-name="P4"><text:span text:style-name="Source_20_Text"><text:span text:style-name="T3">iface lo inet loopback</text:span></text:span></text:p>
      <text:p text:style-name="P5"/>
      <text:p text:style-name="P4"><text:span text:style-name="Source_20_Text"><text:span text:style-name="T3"># Physical interface (replace eth0 with your actual interface name)</text:span></text:span></text:p>
      <text:p text:style-name="P4"><text:span text:style-name="Source_20_Text"><text:span text:style-name="T3">auto eth0</text:span></text:span></text:p>
      <text:p text:style-name="P4"><text:span text:style-name="Source_20_Text"><text:span text:style-name="T3">iface eth0 inet manual</text:span></text:span></text:p>
      <text:p text:style-name="P5"/>
      <text:p text:style-name="P4"><text:span text:style-name="Source_20_Text"><text:span text:style-name="T3"># Bridge for LXC containers</text:span></text:span>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0.0.3.1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network 10.0.3.0</text:span></text:span></text:p>
      <text:p text:style-name="P4"><text:span text:style-name="Source_20_Text"><text:span text:style-name="T4"><text:s text:c="4"/></text:span></text:span><text:span text:style-name="Source_20_Text"><text:span text:style-name="T3">broadcast 10.0.3.255</text:span></text:span></text:p>
      <text:p text:style-name="P4"><text:span text:style-name="Source_20_Text"><text:span text:style-name="T4"><text:s text:c="4"/></text:span></text:span><text:span text:style-name="Source_20_Text"><text:span text:style-name="T3">bridge_ports none</text:span></text:span></text:p>
      <text:p text:style-name="P4"><text:span text:style-name="Source_20_Text"><text:span text:style-name="T4"><text:s text:c="4"/></text:span></text:span><text:span text:style-name="Source_20_Text"><text:span text:style-name="T3">bridge_fd 0</text:span></text:span></text:p>
      <text:p text:style-name="P4"><text:span text:style-name="Source_20_Text"><text:span text:style-name="T4"><text:s text:c="4"/></text:span></text:span><text:span text:style-name="Source_20_Text"><text:span text:style-name="T3">bridge_maxwait 0</text:span></text:span></text:p>
      <text:p text:style-name="P6"><text:span text:style-name="Strong_20_Emphasis"><text:span text:style-name="T5">Key points:</text:span></text:span></text:p>
      <text:list text:style-name="L1">
        <text:list-item>
          <text:p text:style-name="P7"><text:span text:style-name="Strong_20_Emphasis"><text:span text:style-name="T5">lxcbr0</text:span></text:span><text:span text:style-name="T1"> is the default LXC bridge that containers will connect to</text:span></text:p>
        </text:list-item>
        <text:list-item>
          <text:p text:style-name="P7"><text:span text:style-name="T1">The </text:span><text:span text:style-name="Strong_20_Emphasis"><text:span text:style-name="T5">address 10.0.3.1</text:span></text:span><text:span text:style-name="T1"> is the host's IP on the bridge (containers get IPs in this subnet)</text:span></text:p>
        </text:list-item>
        <text:list-item>
          <text:p text:style-name="P7"><text:span text:style-name="Strong_20_Emphasis"><text:span text:style-name="T5">bridge_ports none</text:span></text:span><text:span text:style-name="T1"> means no physical interfaces are bridged (containers use NAT)</text:span></text:p>
        </text:list-item>
        <text:list-item>
          <text:p text:style-name="P7"><text:span text:style-name="Strong_20_Emphasis"><text:span text:style-name="T5">bridge_fd 0</text:span></text:span><text:span text:style-name="T1"> and </text:span><text:span text:style-name="Strong_20_Emphasis"><text:span text:style-name="T5">bridge_maxwait 0</text:span></text:span><text:span text:style-name="T1"> disable spanning tree protocol for faster startup</text:span></text:p>
        </text:list-item>
      </text:list>
      <text:p text:style-name="P6"><text:span text:style-name="Strong_20_Emphasis"><text:span text:style-name="T5">If you need containers to access the physical network directly</text:span></text:span><text:span text:style-name="T1">, use this instead:</text:span></text:p>
      <text:p text:style-name="P3">text</text:p>
      <text:p text:style-name="P3">Copy</text:p>
      <text:p text:style-name="P4"><text:span text:style-name="Source_20_Text"><text:span text:style-name="T3"># Loopback interface</text:span></text:span></text:p>
      <text:p text:style-name="P4"><text:span text:style-name="Source_20_Text"><text:span text:style-name="T3">auto lo</text:span></text:span></text:p>
      <text:p text:style-name="P4"><text:soft-page-break/><text:span text:style-name="Source_20_Text"><text:span text:style-name="T3">iface lo inet loopback</text:span></text:span></text:p>
      <text:p text:style-name="P5"/>
      <text:p text:style-name="P4"><text:span text:style-name="Source_20_Text"><text:span text:style-name="T3"># Physical interface</text:span></text:span></text:p>
      <text:p text:style-name="P4"><text:span text:style-name="Source_20_Text"><text:span text:style-name="T3">auto eth0</text:span></text:span></text:p>
      <text:p text:style-name="P4"><text:span text:style-name="Source_20_Text"><text:span text:style-name="T3">iface eth0 inet dhcp</text:span></text:span></text:p>
      <text:p text:style-name="P5"/>
      <text:p text:style-name="P4"><text:span text:style-name="Source_20_Text"><text:span text:style-name="T3"># Bridge for LXC containers (bridged to physical network)</text:span></text:span>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0.0.3.1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bridge_ports eth0</text:span></text:span></text:p>
      <text:p text:style-name="P4"><text:span text:style-name="Source_20_Text"><text:span text:style-name="T4"><text:s text:c="4"/></text:span></text:span><text:span text:style-name="Source_20_Text"><text:span text:style-name="T3">bridge_fd 0</text:span></text:span></text:p>
      <text:p text:style-name="P4"><text:span text:style-name="Source_20_Text"><text:span text:style-name="T4"><text:s text:c="4"/></text:span></text:span><text:span text:style-name="Source_20_Text"><text:span text:style-name="T3">bridge_maxwait 0</text:span></text:span></text:p>
      <text:p text:style-name="P2"><text:span text:style-name="T1">After editing, restart networking with </text:span><text:span text:style-name="Source_20_Text"><text:span text:style-name="T2">sudo systemctl restart networking</text:span></text:span><text:span text:style-name="T1"> or reboot. Replace </text:span><text:span text:style-name="Source_20_Text"><text:span text:style-name="T2">eth0</text:span></text:span><text:span text:style-name="T1"> with your actual interface name (check with </text:span><text:span text:style-name="Source_20_Text"><text:span text:style-name="T2">ip link show</text:span></text:span><text:span text:style-name="T1">).</text:span></text:p>
      <text:p text:style-name="P8">Claude Haiku</text:p>
      <text:p text:style-name="P9">ok i'm confused. they can't get their own address? only by bridging to server's main ip?</text:p>
      <text:p text:style-name="P10">You're right to be confused—this is a common point of confusion with LXC networking. Let me clarify how IP assignment works in LXC:</text:p>
      <text:h text:style-name="P11" text:outline-level="3"><text:span text:style-name="Strong_20_Emphasis"><text:span text:style-name="T6">Two Main Networking Modes:</text:span></text:span></text:h>
      <text:list text:style-name="L2">
        <text:list-item>
          <text:p text:style-name="P12"><text:span text:style-name="Strong_20_Emphasis"><text:span text:style-name="T5">NAT (Default - No Bridge)</text:span></text:span></text:p>
          <text:list>
            <text:list-item>
              <text:p text:style-name="P13">Containers get IPs in a private subnet (like 10.0.3.0/24)</text:p>
            </text:list-item>
            <text:list-item>
              <text:p text:style-name="P13">The host acts as a NAT gateway</text:p>
            </text:list-item>
            <text:list-item>
              <text:p text:style-name="P13">Containers can access the internet but can't be directly reached from outside</text:p>
            </text:list-item>
            <text:list-item>
              <text:p text:style-name="P13">No need to assign public IPs to containers</text:p>
            </text:list-item>
          </text:list>
        </text:list-item>
        <text:list-item>
          <text:p text:style-name="P12"><text:span text:style-name="Strong_20_Emphasis"><text:span text:style-name="T5">Bridged (Direct Access)</text:span></text:span></text:p>
          <text:list>
            <text:list-item>
              <text:p text:style-name="P13">Containers get IPs on the same network as the host</text:p>
            </text:list-item>
            <text:list-item>
              <text:p text:style-name="P13">They can be directly accessed from the network</text:p>
            </text:list-item>
            <text:list-item>
              <text:p text:style-name="P13">Requires a bridge that's connected to the physical network</text:p>
            </text:list-item>
          </text:list>
        </text:list-item>
      </text:list>
      <text:h text:style-name="P11" text:outline-level="3"><text:soft-page-break/><text:span text:style-name="Strong_20_Emphasis"><text:span text:style-name="T6">Your Configuration Options:</text:span></text:span></text:h>
      <text:p text:style-name="P6"><text:span text:style-name="Strong_20_Emphasis"><text:span text:style-name="T5">Option 1: NAT (Recommended for most use cases)</text:span></text:span></text:p>
      <text:p text:style-name="P3">text</text:p>
      <text:p text:style-name="P3">Copy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0.0.3.1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bridge_ports none</text:span></text:span></text:p>
      <text:list text:style-name="L3">
        <text:list-item>
          <text:p text:style-name="P14">Containers get IPs like 10.0.3.100</text:p>
        </text:list-item>
        <text:list-item>
          <text:p text:style-name="P14">Host handles NAT translation</text:p>
        </text:list-item>
        <text:list-item>
          <text:p text:style-name="P14">No need to assign public IPs</text:p>
        </text:list-item>
      </text:list>
      <text:p text:style-name="P6"><text:span text:style-name="Strong_20_Emphasis"><text:span text:style-name="T5">Option 2: Bridged (For servers that need direct access)</text:span></text:span></text:p>
      <text:p text:style-name="P3">text</text:p>
      <text:p text:style-name="P3">Copy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92.168.1.10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bridge_ports eth0</text:span></text:span></text:p>
      <text:list text:style-name="L4">
        <text:list-item>
          <text:p text:style-name="P15">Containers get IPs on the same network as the host</text:p>
        </text:list-item>
        <text:list-item>
          <text:p text:style-name="P15">Direct access from network</text:p>
        </text:list-item>
      </text:list>
      <text:h text:style-name="P11" text:outline-level="3"><text:span text:style-name="Strong_20_Emphasis"><text:span text:style-name="T6">Key Point:</text:span></text:span></text:h>
      <text:p text:style-name="P16">Containers don't need their own public IP addresses. They use private IPs internally, and the host handles NAT translation. This is the standard and most secure approach.</text:p>
      <text:p text:style-name="P16">Would you like me to explain how to configure specific container networking or set up port forwarding?</text:p>
      <text:p text:style-name="P8">Qwen 14B</text:p>
      <text:p text:style-name="P9">oooohh alright, so i need to assign static ip for my server innit? give me an example dhclient config for that including search-domain because i've got ad ds in my network. i need containers to have their own ip because they run a service that should be accessible from outside</text:p>
      <text:p text:style-name="P2"><text:soft-page-break/><text:span text:style-name="T1">You're right—since your containers need to be accessible from outside the network, you'll want to use </text:span><text:span text:style-name="Strong_20_Emphasis"><text:span text:style-name="T5">bridged networking</text:span></text:span><text:span text:style-name="T1"> with </text:span><text:span text:style-name="Strong_20_Emphasis"><text:span text:style-name="T5">static IP assignments</text:span></text:span><text:span text:style-name="T1"> on the host. Here's how to configure it properly:</text:span></text:p>
      <text:h text:style-name="P11" text:outline-level="3"><text:span text:style-name="Strong_20_Emphasis"><text:span text:style-name="T6">1. /etc/network/interfaces (Host Configuration)</text:span></text:span></text:h>
      <text:p text:style-name="P3">text</text:p>
      <text:p text:style-name="P3">Copy</text:p>
      <text:p text:style-name="P4"><text:span text:style-name="Source_20_Text"><text:span text:style-name="T3"># Loopback interface</text:span></text:span></text:p>
      <text:p text:style-name="P4"><text:span text:style-name="Source_20_Text"><text:span text:style-name="T3">auto lo</text:span></text:span></text:p>
      <text:p text:style-name="P4"><text:span text:style-name="Source_20_Text"><text:span text:style-name="T3">iface lo inet loopback</text:span></text:span></text:p>
      <text:p text:style-name="P5"/>
      <text:p text:style-name="P4"><text:span text:style-name="Source_20_Text"><text:span text:style-name="T3"># Physical interface (replace eth0 with your actual interface)</text:span></text:span></text:p>
      <text:p text:style-name="P4"><text:span text:style-name="Source_20_Text"><text:span text:style-name="T3">auto eth0</text:span></text:span></text:p>
      <text:p text:style-name="P4"><text:span text:style-name="Source_20_Text"><text:span text:style-name="T3">iface eth0 inet manual</text:span></text:span></text:p>
      <text:p text:style-name="P5"/>
      <text:p text:style-name="P4"><text:span text:style-name="Source_20_Text"><text:span text:style-name="T3"># Bridge for LXC containers</text:span></text:span>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92.168.1.100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gateway 192.168.1.1</text:span></text:span></text:p>
      <text:p text:style-name="P4"><text:span text:style-name="Source_20_Text"><text:span text:style-name="T4"><text:s text:c="4"/></text:span></text:span><text:span text:style-name="Source_20_Text"><text:span text:style-name="T3">bridge_ports eth0</text:span></text:span></text:p>
      <text:p text:style-name="P4"><text:span text:style-name="Source_20_Text"><text:span text:style-name="T4"><text:s text:c="4"/></text:span></text:span><text:span text:style-name="Source_20_Text"><text:span text:style-name="T3">bridge_fd 0</text:span></text:span></text:p>
      <text:p text:style-name="P4"><text:span text:style-name="Source_20_Text"><text:span text:style-name="T4"><text:s text:c="4"/></text:span></text:span><text:span text:style-name="Source_20_Text"><text:span text:style-name="T3">bridge_maxwait 0</text:span></text:span></text:p>
      <text:p text:style-name="P4"><text:span text:style-name="Source_20_Text"><text:span text:style-name="T4"><text:s text:c="4"/></text:span></text:span><text:span text:style-name="Source_20_Text"><text:span text:style-name="T3">dns-nameservers 192.168.1.10</text:span></text:span></text:p>
      <text:p text:style-name="P4"><text:span text:style-name="Source_20_Text"><text:span text:style-name="T4"><text:s text:c="4"/></text:span></text:span><text:span text:style-name="Source_20_Text"><text:span text:style-name="T3">dns-search localdomain,ad.local</text:span></text:span></text:p>
      <text:h text:style-name="P11" text:outline-level="3"><text:span text:style-name="Strong_20_Emphasis"><text:span text:style-name="T6">2. /etc/dhcp/dhclient.conf (Optional, but recommended for DNS)</text:span></text:span></text:h>
      <text:p text:style-name="P3">text</text:p>
      <text:p text:style-name="P3">Copy</text:p>
      <text:p text:style-name="P4"><text:span text:style-name="Source_20_Text"><text:span text:style-name="T3"># Set DNS search domains</text:span></text:span></text:p>
      <text:p text:style-name="P4"><text:span text:style-name="Source_20_Text"><text:span text:style-name="T3">prepend domain-search "ad.local", "localdomain";</text:span></text:span></text:p>
      <text:p text:style-name="P5"/>
      <text:p text:style-name="P4"><text:span text:style-name="Source_20_Text"><text:span text:style-name="T3"># Set DNS servers</text:span></text:span></text:p>
      <text:p text:style-name="P4"><text:span text:style-name="Source_20_Text"><text:span text:style-name="T3">prepend domain-name-servers 192.168.1.10;</text:span></text:span></text:p>
      <text:p text:style-name="P5"/>
      <text:p text:style-name="P4"><text:span text:style-name="Source_20_Text"><text:span text:style-name="T3"># Set hostname</text:span></text:span></text:p>
      <text:p text:style-name="P4"><text:span text:style-name="Source_20_Text"><text:span text:style-name="T3">send host-name = gethostname();</text:span></text:span></text:p>
      <text:p text:style-name="P5"><text:soft-page-break/></text:p>
      <text:p text:style-name="P4"><text:span text:style-name="Source_20_Text"><text:span text:style-name="T3"># Request specific options</text:span></text:span></text:p>
      <text:p text:style-name="P4"><text:span text:style-name="Source_20_Text"><text:span text:style-name="T3">request subnet-mask, broadcast-address, time-offset, routers,</text:span></text:span></text:p>
      <text:p text:style-name="P4"><text:span text:style-name="Source_20_Text"><text:span text:style-name="T4"><text:s text:c="4"/></text:span></text:span><text:span text:style-name="Source_20_Text"><text:span text:style-name="T3">domain-name, domain-name-servers, host-name, netbios-name-servers,</text:span></text:span></text:p>
      <text:p text:style-name="P4"><text:span text:style-name="Source_20_Text"><text:span text:style-name="T4"><text:s text:c="4"/></text:span></text:span><text:span text:style-name="Source_20_Text"><text:span text:style-name="T3">netbios-scope;</text:span></text:span></text:p>
      <text:h text:style-name="P11" text:outline-level="3"><text:span text:style-name="Strong_20_Emphasis"><text:span text:style-name="T6">3. LXC Container Configuration</text:span></text:span></text:h>
      <text:p text:style-name="P2"><text:span text:style-name="T1">For each container, set a static IP in </text:span><text:span text:style-name="Source_20_Text"><text:span text:style-name="T2">/var/lib/lxc/&lt;container-name&gt;/config</text:span></text:span><text:span text:style-name="T1">:</text:span></text:p>
      <text:p text:style-name="P3">text</text:p>
      <text:p text:style-name="P3">Copy</text:p>
      <text:p text:style-name="P4"><text:span text:style-name="Source_20_Text"><text:span text:style-name="T3">lxc.net.0.type = veth</text:span></text:span></text:p>
      <text:p text:style-name="P4"><text:span text:style-name="Source_20_Text"><text:span text:style-name="T3">lxc.net.0.link = lxcbr0</text:span></text:span></text:p>
      <text:p text:style-name="P4"><text:span text:style-name="Source_20_Text"><text:span text:style-name="T3">lxc.net.0.flags = up</text:span></text:span></text:p>
      <text:p text:style-name="P4"><text:span text:style-name="Source_20_Text"><text:span text:style-name="T3">lxc.net.0.ipv4.address = 192.168.1.101/24</text:span></text:span></text:p>
      <text:p text:style-name="P4"><text:span text:style-name="Source_20_Text"><text:span text:style-name="T3">lxc.net.0.ipv4.gateway = 192.168.1.1</text:span></text:span></text:p>
      <text:h text:style-name="P11" text:outline-level="3"><text:span text:style-name="Strong_20_Emphasis"><text:span text:style-name="T6">Key Points:</text:span></text:span></text:h>
      <text:list text:style-name="L5">
        <text:list-item>
          <text:p text:style-name="P17"><text:span text:style-name="Strong_20_Emphasis"><text:span text:style-name="T5">Bridged Networking</text:span></text:span><text:span text:style-name="T1">: Containers get IPs on the same network as the host</text:span></text:p>
        </text:list-item>
        <text:list-item>
          <text:p text:style-name="P18"><text:span text:style-name="Strong_20_Emphasis"><text:span text:style-name="T5">DNS Search Domains</text:span></text:span><text:span text:style-name="T1">: </text:span><text:span text:style-name="Source_20_Text"><text:span text:style-name="T2">ad.local</text:span></text:span><text:span text:style-name="T1"> and </text:span><text:span text:style-name="Source_20_Text"><text:span text:style-name="T2">localdomain</text:span></text:span><text:span text:style-name="T1"> will be used for name resolution</text:span></text:p>
        </text:list-item>
        <text:list-item>
          <text:p text:style-name="P17"><text:span text:style-name="Strong_20_Emphasis"><text:span text:style-name="T5">Static IPs</text:span></text:span><text:span text:style-name="T1">: Each container gets a unique IP in the same subnet</text:span></text:p>
        </text:list-item>
        <text:list-item>
          <text:p text:style-name="P17"><text:span text:style-name="Strong_20_Emphasis"><text:span text:style-name="T5">DNS</text:span></text:span><text:span text:style-name="T1">: The host's DNS server (192.168.1.10) will resolve AD domain names</text:span></text:p>
        </text:list-item>
      </text:list>
      <text:h text:style-name="P11" text:outline-level="3"><text:span text:style-name="Strong_20_Emphasis"><text:span text:style-name="T6">Important:</text:span></text:span></text:h>
      <text:list text:style-name="L6">
        <text:list-item>
          <text:p text:style-name="P19">Make sure your AD DNS server (192.168.1.10) is properly configured</text:p>
        </text:list-item>
        <text:list-item>
          <text:p text:style-name="P19">The host's IP (192.168.1.100) should be outside the container IP range</text:p>
        </text:list-item>
        <text:list-item>
          <text:p text:style-name="P20"><text:span text:style-name="T1">You may need to adjust the </text:span><text:span text:style-name="Source_20_Text"><text:span text:style-name="T2">dns-nameservers</text:span></text:span><text:span text:style-name="T1"> line based on your AD server IP</text:span></text:p>
        </text:list-item>
      </text:list>
      <text:p text:style-name="P2"><text:span text:style-name="T1">After configuration, restart networking with </text:span><text:span text:style-name="Source_20_Text"><text:span text:style-name="T2">sudo systemctl restart networking</text:span></text:span><text:span text:style-name="T1"> and then start your LXC containers.</text:span></text:p>
      <text:p text:style-name="P16">Would you like me to help you verify the configuration or troubleshoot any issues?</text:p>
      <text:p text:style-name="P8">Qwen 14B</text:p>
      <text:p text:style-name="P9">sorry i meant the place where i set ip for the host not dhclient :) when it's manual it should know what to set innit</text:p>
      <text:p text:style-name="P2"><text:span text:style-name="T1">You're absolutely right—when using manual configuration, the system doesn't need </text:span><text:span text:style-name="Source_20_Text"><text:span text:style-name="T2">dhclient</text:span></text:span><text:span text:style-name="T1"> to assign an IP. Let me clarify the correct configuration for your host:</text:span></text:p>
      <text:h text:style-name="P11" text:outline-level="3"><text:soft-page-break/><text:span text:style-name="Strong_20_Emphasis"><text:span text:style-name="T6">Correct /etc/network/interfaces for Manual IP Assignment</text:span></text:span></text:h>
      <text:p text:style-name="P3">text</text:p>
      <text:p text:style-name="P3">Copy</text:p>
      <text:p text:style-name="P4"><text:span text:style-name="Source_20_Text"><text:span text:style-name="T3"># Loopback interface</text:span></text:span></text:p>
      <text:p text:style-name="P4"><text:span text:style-name="Source_20_Text"><text:span text:style-name="T3">auto lo</text:span></text:span></text:p>
      <text:p text:style-name="P4"><text:span text:style-name="Source_20_Text"><text:span text:style-name="T3">iface lo inet loopback</text:span></text:span></text:p>
      <text:p text:style-name="P5"/>
      <text:p text:style-name="P4"><text:span text:style-name="Source_20_Text"><text:span text:style-name="T3"># Physical interface (replace eth0 with your actual interface)</text:span></text:span></text:p>
      <text:p text:style-name="P4"><text:span text:style-name="Source_20_Text"><text:span text:style-name="T3">auto eth0</text:span></text:span></text:p>
      <text:p text:style-name="P4"><text:span text:style-name="Source_20_Text"><text:span text:style-name="T3">iface eth0 inet manual</text:span></text:span></text:p>
      <text:p text:style-name="P5"/>
      <text:p text:style-name="P4"><text:span text:style-name="Source_20_Text"><text:span text:style-name="T3"># Bridge for LXC containers</text:span></text:span></text:p>
      <text:p text:style-name="P4"><text:span text:style-name="Source_20_Text"><text:span text:style-name="T3">auto lxcbr0</text:span></text:span></text:p>
      <text:p text:style-name="P4"><text:span text:style-name="Source_20_Text"><text:span text:style-name="T3">iface lxcbr0 inet static</text:span></text:span></text:p>
      <text:p text:style-name="P4"><text:span text:style-name="Source_20_Text"><text:span text:style-name="T4"><text:s text:c="4"/></text:span></text:span><text:span text:style-name="Source_20_Text"><text:span text:style-name="T3">address 192.168.1.100</text:span></text:span></text:p>
      <text:p text:style-name="P4"><text:span text:style-name="Source_20_Text"><text:span text:style-name="T4"><text:s text:c="4"/></text:span></text:span><text:span text:style-name="Source_20_Text"><text:span text:style-name="T3">netmask 255.255.255.0</text:span></text:span></text:p>
      <text:p text:style-name="P4"><text:span text:style-name="Source_20_Text"><text:span text:style-name="T4"><text:s text:c="4"/></text:span></text:span><text:span text:style-name="Source_20_Text"><text:span text:style-name="T3">gateway 192.168.1.1</text:span></text:span></text:p>
      <text:p text:style-name="P4"><text:span text:style-name="Source_20_Text"><text:span text:style-name="T4"><text:s text:c="4"/></text:span></text:span><text:span text:style-name="Source_20_Text"><text:span text:style-name="T3">bridge_ports eth0</text:span></text:span></text:p>
      <text:p text:style-name="P4"><text:span text:style-name="Source_20_Text"><text:span text:style-name="T4"><text:s text:c="4"/></text:span></text:span><text:span text:style-name="Source_20_Text"><text:span text:style-name="T3">bridge_fd 0</text:span></text:span></text:p>
      <text:p text:style-name="P4"><text:span text:style-name="Source_20_Text"><text:span text:style-name="T4"><text:s text:c="4"/></text:span></text:span><text:span text:style-name="Source_20_Text"><text:span text:style-name="T3">bridge_maxwait 0</text:span></text:span></text:p>
      <text:p text:style-name="P4"><text:span text:style-name="Source_20_Text"><text:span text:style-name="T4"><text:s text:c="4"/></text:span></text:span><text:span text:style-name="Source_20_Text"><text:span text:style-name="T3">dns-nameservers 192.168.1.10</text:span></text:span></text:p>
      <text:p text:style-name="P4"><text:span text:style-name="Source_20_Text"><text:span text:style-name="T4"><text:s text:c="4"/></text:span></text:span><text:span text:style-name="Source_20_Text"><text:span text:style-name="T3">dns-search ad.local, localdomain</text:span></text:span></text:p>
      <text:h text:style-name="P11" text:outline-level="3"><text:span text:style-name="Strong_20_Emphasis"><text:span text:style-name="T6">Key Points:</text:span></text:span></text:h>
      <text:list text:style-name="L7">
        <text:list-item>
          <text:p text:style-name="P21"><text:span text:style-name="Strong_20_Emphasis"><text:span text:style-name="T5">Manual Interface</text:span></text:span><text:span text:style-name="T1">: </text:span><text:span text:style-name="Source_20_Text"><text:span text:style-name="T2">eth0</text:span></text:span><text:span text:style-name="T1"> is set to </text:span><text:span text:style-name="Source_20_Text"><text:span text:style-name="T2">manual</text:span></text:span><text:span text:style-name="T1"> so it doesn't get an IP automatically</text:span></text:p>
        </text:list-item>
        <text:list-item>
          <text:p text:style-name="P21"><text:span text:style-name="Strong_20_Emphasis"><text:span text:style-name="T5">Bridge Configuration</text:span></text:span><text:span text:style-name="T1">: The bridge </text:span><text:span text:style-name="Source_20_Text"><text:span text:style-name="T2">lxcbr0</text:span></text:span><text:span text:style-name="T1"> gets the static IP (192.168.1.100)</text:span></text:p>
        </text:list-item>
        <text:list-item>
          <text:p text:style-name="P22"><text:span text:style-name="Strong_20_Emphasis"><text:span text:style-name="T5">DNS Settings</text:span></text:span><text:span text:style-name="T1">:</text:span></text:p>
          <text:list>
            <text:list-item>
              <text:p text:style-name="P21"><text:span text:style-name="Source_20_Text"><text:span text:style-name="T2">dns-nameservers 192.168.1.10</text:span></text:span><text:span text:style-name="T1"> - Your AD DNS server</text:span></text:p>
            </text:list-item>
            <text:list-item>
              <text:p text:style-name="P21"><text:span text:style-name="Source_20_Text"><text:span text:style-name="T2">dns-search ad.local, localdomain</text:span></text:span><text:span text:style-name="T1"> - Domain search order</text:span></text:p>
            </text:list-item>
          </text:list>
        </text:list-item>
        <text:list-item>
          <text:p text:style-name="P21"><text:span text:style-name="Strong_20_Emphasis"><text:span text:style-name="T5">Bridge Ports</text:span></text:span><text:span text:style-name="T1">: </text:span><text:span text:style-name="Source_20_Text"><text:span text:style-name="T2">bridge_ports eth0</text:span></text:span><text:span text:style-name="T1"> connects the bridge to your physical interface</text:span></text:p>
        </text:list-item>
      </text:list>
      <text:h text:style-name="P11" text:outline-level="3"><text:span text:style-name="Strong_20_Emphasis"><text:span text:style-name="T6">Why This Works:</text:span></text:span></text:h>
      <text:list text:style-name="L8">
        <text:list-item>
          <text:p text:style-name="P23">The host's IP (192.168.1.100) is on the same network as the containers</text:p>
        </text:list-item>
        <text:list-item>
          <text:p text:style-name="P23">Containers get IPs in the same subnet (e.g., 192.168.1.101-254)</text:p>
        </text:list-item>
        <text:list-item>
          <text:p text:style-name="P23">The bridge acts as a virtual switch, allowing containers to be directly accessible</text:p>
        </text:list-item>
        <text:list-item>
          <text:p text:style-name="P23"><text:soft-page-break/>DNS resolution works because the host can resolve AD domains</text:p>
        </text:list-item>
      </text:list>
      <text:h text:style-name="P11" text:outline-level="3"><text:span text:style-name="Strong_20_Emphasis"><text:span text:style-name="T6">After Configuration:</text:span></text:span></text:h>
      <text:list text:style-name="L9">
        <text:list-item>
          <text:p text:style-name="P24"><text:span text:style-name="T1">Restart networking: </text:span><text:span text:style-name="Source_20_Text"><text:span text:style-name="T2">sudo systemctl restart networking</text:span></text:span></text:p>
        </text:list-item>
        <text:list-item>
          <text:p text:style-name="P24"><text:span text:style-name="T1">Verify the bridge is up: </text:span><text:span text:style-name="Source_20_Text"><text:span text:style-name="T2">ip addr show lxcbr0</text:span></text:span></text:p>
        </text:list-item>
        <text:list-item>
          <text:p text:style-name="P24"><text:span text:style-name="T1">Check DNS resolution: </text:span><text:span text:style-name="Source_20_Text"><text:span text:style-name="T2">nslookup your-container-hostname</text:span></text:span></text:p>
        </text:list-item>
      </text:list>
      <text:p text:style-name="P16">This setup ensures your containers can be accessed from outside the host while maintaining proper DNS resolution with your AD domain.</text:p>
      <text:p text:style-name="P16">Would you like me to help you verify any specific part of this configuration?</text:p>
      <text:p text:style-name="P8">Qwen 14B</text:p>
      <text:p text:style-name="P9">yes please, what's the server's (host's) ip then?</text:p>
      <text:p text:style-name="P2"><text:span text:style-name="T1">The host's IP is </text:span><text:span text:style-name="Strong_20_Emphasis"><text:span text:style-name="T5">192.168.1.100</text:span></text:span><text:span text:style-name="T1">, which is assigned to the </text:span><text:span text:style-name="Strong_20_Emphasis"><text:span text:style-name="T5">bridge interface </text:span></text:span><text:span text:style-name="Strong_20_Emphasis"><text:span text:style-name="Source_20_Text"><text:span text:style-name="T7">lxcbr0</text:span></text:span></text:span><text:span text:style-name="T1"> in your configuration.</text:span></text:p>
      <text:h text:style-name="P11" text:outline-level="3"><text:span text:style-name="Strong_20_Emphasis"><text:span text:style-name="T6">Key Details:</text:span></text:span></text:h>
      <text:list text:style-name="L10">
        <text:list-item>
          <text:p text:style-name="P25"><text:span text:style-name="Strong_20_Emphasis"><text:span text:style-name="T5">Host IP</text:span></text:span><text:span text:style-name="T1">: </text:span><text:span text:style-name="Source_20_Text"><text:span text:style-name="T2">192.168.1.100/24</text:span></text:span></text:p>
        </text:list-item>
        <text:list-item>
          <text:p text:style-name="P25"><text:span text:style-name="Strong_20_Emphasis"><text:span text:style-name="T5">Interface</text:span></text:span><text:span text:style-name="T1">: </text:span><text:span text:style-name="Source_20_Text"><text:span text:style-name="T2">lxcbr0</text:span></text:span><text:span text:style-name="T1"> (the bridge, not the physical interface)</text:span></text:p>
        </text:list-item>
        <text:list-item>
          <text:p text:style-name="P25"><text:span text:style-name="Strong_20_Emphasis"><text:span text:style-name="T5">Gateway</text:span></text:span><text:span text:style-name="T1">: </text:span><text:span text:style-name="Source_20_Text"><text:span text:style-name="T2">192.168.1.1</text:span></text:span><text:span text:style-name="T1"> (your network gateway)</text:span></text:p>
        </text:list-item>
        <text:list-item>
          <text:p text:style-name="P25"><text:span text:style-name="Strong_20_Emphasis"><text:span text:style-name="T5">DNS</text:span></text:span><text:span text:style-name="T1">: </text:span><text:span text:style-name="Source_20_Text"><text:span text:style-name="T2">192.168.1.10</text:span></text:span><text:span text:style-name="T1"> (your AD DNS server)</text:span></text:p>
        </text:list-item>
        <text:list-item>
          <text:p text:style-name="P25"><text:span text:style-name="Strong_20_Emphasis"><text:span text:style-name="T5">Domain Search</text:span></text:span><text:span text:style-name="T1">: </text:span><text:span text:style-name="Source_20_Text"><text:span text:style-name="T2">ad.local</text:span></text:span><text:span text:style-name="T1">, </text:span><text:span text:style-name="Source_20_Text"><text:span text:style-name="T2">localdomain</text:span></text:span></text:p>
        </text:list-item>
      </text:list>
      <text:h text:style-name="P11" text:outline-level="3"><text:span text:style-name="Strong_20_Emphasis"><text:span text:style-name="T6">Why This Works:</text:span></text:span></text:h>
      <text:list text:style-name="L11">
        <text:list-item>
          <text:p text:style-name="P26"><text:span text:style-name="T1">The physical interface </text:span><text:span text:style-name="Source_20_Text"><text:span text:style-name="T2">eth0</text:span></text:span><text:span text:style-name="T1"> is set to </text:span><text:span text:style-name="Source_20_Text"><text:span text:style-name="T2">manual</text:span></text:span><text:span text:style-name="T1"> and doesn't get an IP</text:span></text:p>
        </text:list-item>
        <text:list-item>
          <text:p text:style-name="P26"><text:span text:style-name="T1">The bridge </text:span><text:span text:style-name="Source_20_Text"><text:span text:style-name="T2">lxcbr0</text:span></text:span><text:span text:style-name="T1"> gets the static IP </text:span><text:span text:style-name="Source_20_Text"><text:span text:style-name="T2">192.168.1.100</text:span></text:span></text:p>
        </text:list-item>
        <text:list-item>
          <text:p text:style-name="P26"><text:span text:style-name="T1">The bridge connects to </text:span><text:span text:style-name="Source_20_Text"><text:span text:style-name="T2">eth0</text:span></text:span><text:span text:style-name="T1">, so the host can access the network</text:span></text:p>
        </text:list-item>
        <text:list-item>
          <text:p text:style-name="P26"><text:span text:style-name="T1">Containers get IPs in the same subnet (e.g., </text:span><text:span text:style-name="Source_20_Text"><text:span text:style-name="T2">192.168.1.101-254</text:span></text:span><text:span text:style-name="T1">) and can be accessed directly</text:span></text:p>
        </text:list-item>
      </text:list>
      <text:h text:style-name="P11" text:outline-level="3"><text:span text:style-name="Strong_20_Emphasis"><text:span text:style-name="T6">Verification Commands:</text:span></text:span></text:h>
      <text:list text:style-name="L12">
        <text:list-item>
          <text:p text:style-name="P27">Check the host's IP:</text:p>
          <text:p text:style-name="P28">bash</text:p>
          <text:p text:style-name="P28">Copy</text:p>
          <text:p text:style-name="P29"><text:span text:style-name="Source_20_Text"><text:span text:style-name="T3">ip addr show lxcbr0</text:span></text:span></text:p>
          <text:p text:style-name="P30"><text:span text:style-name="T1">This should show </text:span><text:span text:style-name="Source_20_Text"><text:span text:style-name="T2">192.168.1.100/24</text:span></text:span><text:span text:style-name="T1">.</text:span></text:p>
        </text:list-item>
        <text:list-item>
          <text:p text:style-name="P27">Verify DNS resolution:</text:p>
          <text:p text:style-name="P28"><text:soft-page-break/>bash</text:p>
          <text:p text:style-name="P28">Copy</text:p>
          <text:p text:style-name="P29"><text:span text:style-name="Source_20_Text"><text:span text:style-name="T3">nslookup your-container-hostname</text:span></text:span></text:p>
          <text:p text:style-name="P27">This should resolve to the container's IP.</text:p>
        </text:list-item>
        <text:list-item>
          <text:p text:style-name="P27">Test connectivity:</text:p>
          <text:p text:style-name="P28">bash</text:p>
          <text:p text:style-name="P28">Copy</text:p>
          <text:p text:style-name="P29"><text:span text:style-name="Source_20_Text"><text:span text:style-name="T3">ping 192.168.1.100</text:span></text:span></text:p>
          <text:p text:style-name="P29"><text:span text:style-name="Source_20_Text"><text:span text:style-name="T3">ping 192.168.1.101 <text:s/># Replace with your container's IP</text:span></text:span></text:p>
        </text:list-item>
      </text:list>
      <text:p text:style-name="P2"><text:span text:style-name="T1">The host's IP is </text:span><text:span text:style-name="Source_20_Text"><text:span text:style-name="T2">192.168.1.100</text:span></text:span><text:span text:style-name="T1">, and it's accessible from the network just like any other device. Containers can be accessed directly at their assigned IPs (e.g., </text:span><text:span text:style-name="Source_20_Text"><text:span text:style-name="T2">192.168.1.101</text:span></text:span><text:span text:style-name="T1">) from outside the host.</text:span></text:p>
      <text:p text:style-name="P16">Would you like me to help you set up specific container IPs or test connectivity?</text:p>
      <text:p text:style-name="P31">Qwen 14B</text:p>
      <text:p text:style-name="P32"><text:a xlink:type="simple" xlink:href="https://wiki.debian.org/BridgeNetworkConnections" text:style-name="Internet_20_link" text:visited-style-name="Visited_20_Internet_20_Link">https://wiki.debian.org/BridgeNetworkConnections</text:a></text:p>
      <text:p text:style-name="P32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  <style:font-face style:name="system-ui" svg:font-family="system-ui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20:45:15.877238907</meta:creation-date>
    <dc:date>2025-12-30T22:20:32.442000072</dc:date>
    <meta:editing-duration>PT1H35M22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8" meta:paragraph-count="212" meta:word-count="1292" meta:character-count="8318" meta:non-whitespace-character-count="7145"/>
  </office:meta>
</office:document-meta>
</file>